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81f0" officeooo:paragraph-rsid="000581f0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w3schools.com/jsref/jsref_obj_array.asp" text:style-name="Internet_20_link" text:visited-style-name="Visited_20_Internet_20_Link"><text:span text:style-name="T1">Arrays en JavaScript</text:span></text:a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7:11:28.123000000</meta:creation-date>
    <dc:date>2024-02-26T17:20:29.933000000</dc:date>
    <meta:editing-duration>PT9M2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7.6.0.3$Windows_X86_64 LibreOffice_project/69edd8b8ebc41d00b4de3915dc82f8f0fc3b6265</meta:generator>
  </office:meta>
</office:document-meta>
</file>